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goe UI Emoji" svg:font-family="'Segoe UI Emoj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 fo:background-color="#00ff00"/>
    </style:style>
    <style:style style:name="P3" style:family="paragraph" style:parent-style-name="Standard">
      <style:text-properties fo:font-weight="bold" style:font-weight-asian="bold" style:font-weight-complex="bold" fo:background-color="#00ffff"/>
    </style:style>
    <style:style style:name="P4" style:family="paragraph" style:parent-style-name="Standard" style:list-style-name="WW8Num3"/>
    <style:style style:name="P5" style:family="paragraph" style:parent-style-name="Standard" style:list-style-name="WW8Num2"/>
    <style:style style:name="P6" style:family="paragraph" style:parent-style-name="Standard" style:list-style-name="WW8Num5"/>
    <style:style style:name="P7" style:family="paragraph" style:parent-style-name="Standard">
      <style:text-properties style:font-name="Segoe UI Emoji" fo:font-weight="bold" style:font-weight-asian="bold" style:font-name-complex="Segoe UI Emoji" style:font-weight-complex="bold"/>
    </style:style>
    <style:style style:name="P8" style:family="paragraph" style:parent-style-name="Standard" style:list-style-name="WW8Num1"/>
    <style:style style:name="P9" style:family="paragraph" style:parent-style-name="Standard" style:list-style-name="WW8Num4"/>
    <style:style style:name="P10" style:family="paragraph">
      <loext:graphic-properties draw:fill="solid" draw:fill-color="#a0a0a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 fo:background-color="#c0c0c0"/>
    </style:style>
    <style:style style:name="T3" style:family="text">
      <style:text-properties fo:font-weight="bold" style:font-weight-asian="bold" style:font-weight-complex="bold" fo:background-color="#808000"/>
    </style:style>
    <style:style style:name="T4" style:family="text">
      <style:text-properties fo:font-weight="bold" style:font-weight-asian="bold" style:font-name-complex="Aptos" style:font-weight-complex="bold"/>
    </style:style>
    <style:style style:name="T5" style:family="text">
      <style:text-properties style:font-name="Segoe UI Emoji" style:font-name-complex="Segoe UI Emoji"/>
    </style:style>
    <style:style style:name="T6" style:family="text">
      <style:text-properties style:font-name="Segoe UI Emoji" fo:font-weight="bold" style:font-weight-asian="bold" style:font-name-complex="Segoe UI Emoji" style:font-weight-complex="bold"/>
    </style:style>
    <style:style style:name="T7" style:family="text">
      <style:text-properties style:font-name-complex="Aptos"/>
    </style:style>
    <style:style style:name="T8" style:family="text">
      <style:text-properties officeooo:rsid="0001301c"/>
    </style:style>
    <style:style style:name="T9" style:family="text">
      <style:text-properties officeooo:rsid="0002ad44"/>
    </style:style>
    <style:style style:name="gr1" style:family="graphic">
      <style:graphic-properties draw:stroke="none" draw:fill="solid" draw:fill-color="#a0a0a0" draw:textarea-horizontal-align="left" draw:textarea-vertical-align="top" draw:auto-grow-height="false" fo:min-height="0in" fo:min-width="5.5583in" fo:padding-top="0.0902in" fo:padding-bottom="0.0902in" fo:padding-left="0.1736in" fo:padding-right="0.1736in" fo:wrap-option="wrap" draw:shadow-color="#808080" loext:decorative="false" fo:margin-left="0in" fo:margin-right="0in" fo:margin-top="0in" fo:margin-bottom="0in" style:run-through="foreground" style:vertical-pos="top" style:vertical-rel="baseli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: “¿Con digitalización… o mejor no?”<text:span text:style-name="T1"/></text:p>
      <text:p text:style-name="Standard">Dadas <text:span text:style-name="T1">situaciones reales</text:span>, decidir:</text:p>
      <text:list text:style-name="WW8Num3">
        <text:list-item>
          <text:p text:style-name="P4"><text:span text:style-name="T5">✅</text:span><text:span text:style-name="T7"> </text:span><text:span text:style-name="T1">Mejor con digitalización</text:span></text:p>
        </text:list-item>
        <text:list-item>
          <text:p text:style-name="P4"><text:span text:style-name="T5">❌</text:span><text:span text:style-name="T7"> </text:span><text:span text:style-name="T1">Mejor sin digitalización</text:span></text:p>
        </text:list-item>
        <text:list-item>
          <text:p text:style-name="P4"><text:span text:style-name="T5">⚠️</text:span><text:span text:style-name="T7"> </text:span><text:span text:style-name="T1">Depende</text:span></text:p>
        </text:list-item>
      </text:list>
      <text:p text:style-name="Standard">Y <text:span text:style-name="T1">justificar brevemente</text:span>. Nada más.</text:p>
      <text:p text:style-name="P2">GRUPO 1 – Centro educativo<text:span text:style-name="T1"/></text:p>
      <text:list text:style-name="WW8Num2">
        <text:list-item>
          <text:p text:style-name="P5">Control diario de asistencia del alumnado</text:p>
        </text:list-item>
        <text:list-item>
          <text:p text:style-name="P5">Entrega de trabajos y prácticas</text:p>
        </text:list-item>
        <text:list-item>
          <text:p text:style-name="P5">Corrección y devolución de exámenes</text:p>
        </text:list-item>
        <text:list-item>
          <text:p text:style-name="P5">Comunicación de faltas a las familias</text:p>
        </text:list-item>
        <text:list-item>
          <text:p text:style-name="P5">Gestión de horarios de profesores</text:p>
        </text:list-item>
        <text:list-item>
          <text:p text:style-name="P5">Reuniones de tutoría con familias</text:p>
        </text:list-item>
        <text:list-item>
          <text:p text:style-name="P5">Archivo de expedientes académicos</text:p>
        </text:list-item>
        <text:list-item>
          <text:p text:style-name="P5">Reserva de aulas especiales</text:p>
        </text:list-item>
        <text:list-item>
          <text:p text:style-name="P5">Comunicación de avisos urgentes al alumnado</text:p>
        </text:list-item>
        <text:list-item>
          <text:p text:style-name="P5">Gestión de incidencias técnicas en aulas</text:p>
        </text:list-item>
        <text:list-item>
          <text:p text:style-name="P5">Evaluaciones trimestrales – <text:span text:style-name="T8">Mejor con digitalización, facilitación a la hora de calculo de notas, reducción de errores</text:span></text:p>
        </text:list-item>
        <text:list-item>
          <text:p text:style-name="P5">Gestión de actas oficiales – <text:span text:style-name="T8">Con digitalización, permite usar una firma digital, para evitar fraude, no se utiliza papel.</text:span></text:p>
        </text:list-item>
        <text:list-item>
          <text:p text:style-name="P5">Solicitud de certificados académicos – <text:span text:style-name="T8">Con digitalización, agiliza el proceso.</text:span></text:p>
        </text:list-item>
        <text:list-item>
          <text:p text:style-name="P5">Control de acceso al centro – <text:span text:style-name="T8">Depende, </text:span><text:span text:style-name="T9">garantiza la persona que entra al edificio, pero en el caso delos alumnos, no es seguro que se queden en el aula.</text:span></text:p>
        </text:list-item>
        <text:list-item>
          <text:p text:style-name="P5"><text:soft-page-break/>Organización de actividades extraescolares – <text:span text:style-name="T8">Con digitalización, para poder gestionar correctamente las inscripciones, con cobros automaticos.</text:span></text:p>
        </text:list-item>
        <text:list-item>
          <text:p text:style-name="P5">Gestión de libros y material escolar – <text:span text:style-name="T8">Con digitalización, para poder llevar control del inventario.</text:span></text:p>
        </text:list-item>
        <text:list-item>
          <text:p text:style-name="P5">Encuestas de satisfacción del alumnado – <text:span text:style-name="T8">Con digitalización, ahorra papel, se mantiene el anonimato en caso de que se quiera.</text:span></text:p>
        </text:list-item>
        <text:list-item>
          <text:p text:style-name="P5">Comunicación interna entre profesores – <text:span text:style-name="T8">Depende, para avisos entre profesores, es mejor digital, pero para hablar es mejor en persona.</text:span></text:p>
        </text:list-item>
        <text:list-item>
          <text:p text:style-name="P5">Archivo de partes disciplinarios – <text:span text:style-name="T8">Con digitalización, registro de las incidencias anteriores, y aviso directo a los padres.</text:span></text:p>
        </text:list-item>
        <text:list-item>
          <text:p text:style-name="P5">Realización de exámenes finales – <text:span text:style-name="T8">Depende, hacerlo en papel evita distracciones y intentos de copiar, </text:span><text:span text:style-name="T9">aunque con la digitalización se evita el uso de papel y facilita la corrección.</text:span></text:p>
        </text:list-item>
      </text:list>
      <text:p text:style-name="Standard"><draw:custom-shape text:anchor-type="as-char" draw:z-index="2" draw:style-name="gr1" draw:text-style-name="P10" svg:width="5.9059in" svg:height="0.0213in"><text:p/><draw:enhanced-geometry svg:viewBox="0 0 21600 21600" draw:type="rectangle" draw:enhanced-path="M 0 0 L 21600 0 21600 21600 0 21600 0 0 Z N"/></draw:custom-shape></text:p>
      <text:p text:style-name="P3">GRUPO 2 – Empresa pequeña / PYME<text:span text:style-name="T1"/></text:p>
      <text:list text:style-name="WW8Num5">
        <text:list-item>
          <text:p text:style-name="P6">Control horario de los trabajadores</text:p>
        </text:list-item>
        <text:list-item>
          <text:p text:style-name="P6">Gestión de vacaciones y permisos</text:p>
        </text:list-item>
        <text:list-item>
          <text:p text:style-name="P6">Comunicación de avisos internos</text:p>
        </text:list-item>
        <text:list-item>
          <text:p text:style-name="P6">Archivo de facturas y albaranes</text:p>
        </text:list-item>
        <text:list-item>
          <text:p text:style-name="P6">Gestión de clientes</text:p>
        </text:list-item>
        <text:list-item>
          <text:p text:style-name="P6">Seguimiento de proyectos</text:p>
        </text:list-item>
        <text:list-item>
          <text:p text:style-name="P6">Reuniones de equipo</text:p>
        </text:list-item>
        <text:list-item>
          <text:p text:style-name="P6">Control de stock</text:p>
        </text:list-item>
        <text:list-item>
          <text:p text:style-name="P6">Gestión de incidencias internas</text:p>
        </text:list-item>
        <text:list-item>
          <text:p text:style-name="P6">Evaluación del rendimiento de empleados</text:p>
        </text:list-item>
        <text:list-item>
          <text:p text:style-name="P6">Firma de contratos laborales</text:p>
        </text:list-item>
        <text:list-item>
          <text:p text:style-name="P6">Gestión de nóminas</text:p>
        </text:list-item>
        <text:list-item>
          <text:p text:style-name="P6"><text:soft-page-break/>Comunicación con proveedores</text:p>
        </text:list-item>
        <text:list-item>
          <text:p text:style-name="P6">Copias de seguridad de la información</text:p>
        </text:list-item>
        <text:list-item>
          <text:p text:style-name="P6">Formación interna de trabajadores</text:p>
        </text:list-item>
        <text:list-item>
          <text:p text:style-name="P6">Control de accesos a sistemas</text:p>
        </text:list-item>
        <text:list-item>
          <text:p text:style-name="P6">Gestión de contraseñas</text:p>
        </text:list-item>
        <text:list-item>
          <text:p text:style-name="P6">Atención al cliente</text:p>
        </text:list-item>
        <text:list-item>
          <text:p text:style-name="P6">Gestión de quejas y reclamaciones</text:p>
        </text:list-item>
        <text:list-item>
          <text:p text:style-name="P6">Planificación de turnos de trabajo</text:p>
        </text:list-item>
      </text:list>
      <text:p text:style-name="Standard"><draw:custom-shape text:anchor-type="as-char" draw:z-index="1" draw:style-name="gr1" draw:text-style-name="P10" svg:width="5.9059in" svg:height="0.0213in"><text:p/><draw:enhanced-geometry svg:viewBox="0 0 21600 21600" draw:type="rectangle" draw:enhanced-path="M 0 0 L 21600 0 21600 21600 0 21600 0 0 Z N"/></draw:custom-shape></text:p>
      <text:p text:style-name="P7"/>
      <text:p text:style-name="P7"/>
      <text:p text:style-name="P7"/>
      <text:p text:style-name="P7"/>
      <text:p text:style-name="P7"/>
      <text:p text:style-name="P7"/>
      <text:p text:style-name="Standard"><text:span text:style-name="T4"><text:s/></text:span><text:span text:style-name="T2">GRUPO 3 – Administración pública</text:span></text:p>
      <text:list text:style-name="WW8Num1">
        <text:list-item>
          <text:p text:style-name="P8">Solicitud de citas previas</text:p>
        </text:list-item>
        <text:list-item>
          <text:p text:style-name="P8">Presentación de documentación por ciudadanos</text:p>
        </text:list-item>
        <text:list-item>
          <text:p text:style-name="P8">Registro de entrada y salida de documentos</text:p>
        </text:list-item>
        <text:list-item>
          <text:p text:style-name="P8">Gestión de expedientes administrativos</text:p>
        </text:list-item>
        <text:list-item>
          <text:p text:style-name="P8">Atención al público en ventanilla</text:p>
        </text:list-item>
        <text:list-item>
          <text:p text:style-name="P8">Comunicación de resoluciones oficiales</text:p>
        </text:list-item>
        <text:list-item>
          <text:p text:style-name="P8">Archivo histórico de documentos</text:p>
        </text:list-item>
        <text:list-item>
          <text:p text:style-name="P8">Firma de documentos oficiales</text:p>
        </text:list-item>
        <text:list-item>
          <text:p text:style-name="P8">Gestión de subvenciones</text:p>
        </text:list-item>
        <text:list-item>
          <text:p text:style-name="P8">Publicación de notificaciones</text:p>
        </text:list-item>
        <text:list-item>
          <text:p text:style-name="P8">Control de acceso a edificios públicos</text:p>
        </text:list-item>
        <text:list-item>
          <text:p text:style-name="P8"><text:soft-page-break/>Gestión de recursos humanos</text:p>
        </text:list-item>
        <text:list-item>
          <text:p text:style-name="P8">Tramitación de multas</text:p>
        </text:list-item>
        <text:list-item>
          <text:p text:style-name="P8">Gestión del padrón municipal</text:p>
        </text:list-item>
        <text:list-item>
          <text:p text:style-name="P8">Atención telefónica al ciudadano</text:p>
        </text:list-item>
        <text:list-item>
          <text:p text:style-name="P8">Organización de procesos electorales</text:p>
        </text:list-item>
        <text:list-item>
          <text:p text:style-name="P8">Comunicación entre departamentos</text:p>
        </text:list-item>
        <text:list-item>
          <text:p text:style-name="P8">Gestión de incidencias ciudadanas</text:p>
        </text:list-item>
        <text:list-item>
          <text:p text:style-name="P8">Custodia de datos personales</text:p>
        </text:list-item>
        <text:list-item>
          <text:p text:style-name="P8">Gestión de horarios del personal</text:p>
        </text:list-item>
      </text:list>
      <text:p text:style-name="Standard"><draw:custom-shape text:anchor-type="as-char" draw:z-index="0" draw:style-name="gr1" draw:text-style-name="P10" svg:width="5.9059in" svg:height="0.0213in"><text:p/><draw:enhanced-geometry svg:viewBox="0 0 21600 21600" draw:type="rectangle" draw:enhanced-path="M 0 0 L 21600 0 21600 21600 0 21600 0 0 Z N"/></draw:custom-shape></text:p>
      <text:p text:style-name="P7"/>
      <text:p text:style-name="P7"/>
      <text:p text:style-name="P7"/>
      <text:p text:style-name="P7"/>
      <text:p text:style-name="P7"/>
      <text:p text:style-name="P7"/>
      <text:p text:style-name="Standard"><text:span text:style-name="T4"><text:s/></text:span><text:span text:style-name="T3">GRUPO 4 – Sanidad / datos sensibles</text:span></text:p>
      <text:list text:style-name="WW8Num4">
        <text:list-item>
          <text:p text:style-name="P9">Gestión de historiales médicos</text:p>
        </text:list-item>
        <text:list-item>
          <text:p text:style-name="P9">Cita previa con especialistas</text:p>
        </text:list-item>
        <text:list-item>
          <text:p text:style-name="P9">Comunicación de resultados médicos</text:p>
        </text:list-item>
        <text:list-item>
          <text:p text:style-name="P9">Control de acceso a zonas restringidas</text:p>
        </text:list-item>
        <text:list-item>
          <text:p text:style-name="P9">Gestión de turnos del personal sanitario</text:p>
        </text:list-item>
        <text:list-item>
          <text:p text:style-name="P9">Archivo de informes médicos</text:p>
        </text:list-item>
        <text:list-item>
          <text:p text:style-name="P9">Comunicación entre médicos y enfermería</text:p>
        </text:list-item>
        <text:list-item>
          <text:p text:style-name="P9">Identificación de pacientes</text:p>
        </text:list-item>
        <text:list-item>
          <text:p text:style-name="P9">Prescripción de medicamentos</text:p>
        </text:list-item>
        <text:list-item>
          <text:p text:style-name="P9">Gestión de urgencias</text:p>
        </text:list-item>
        <text:list-item>
          <text:p text:style-name="P9"><text:soft-page-break/>Consentimientos informados</text:p>
        </text:list-item>
        <text:list-item>
          <text:p text:style-name="P9">Acceso a datos por parte del personal</text:p>
        </text:list-item>
        <text:list-item>
          <text:p text:style-name="P9">Comunicación con familiares de pacientes</text:p>
        </text:list-item>
        <text:list-item>
          <text:p text:style-name="P9">Gestión de bajas médicas</text:p>
        </text:list-item>
        <text:list-item>
          <text:p text:style-name="P9">Almacenamiento de pruebas diagnósticas</text:p>
        </text:list-item>
        <text:list-item>
          <text:p text:style-name="P9">Control de inventario de material médico</text:p>
        </text:list-item>
        <text:list-item>
          <text:p text:style-name="P9">Formación del personal sanitario</text:p>
        </text:list-item>
        <text:list-item>
          <text:p text:style-name="P9">Gestión de reclamaciones de pacientes</text:p>
        </text:list-item>
        <text:list-item>
          <text:p text:style-name="P9">Protección de datos personales</text:p>
        </text:list-item>
        <text:list-item>
          <text:p text:style-name="P9">Coordinación entre centros sanitarios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goe UI Emoji" svg:font-family="'Segoe UI Emoj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5%" fo:orphans="2" fo:widows="2" style:writing-mode="lr-tb"/>
      <style:text-properties style:use-window-font-color="true" loext:opacity="0%" style:font-name="Aptos" fo:font-family="Aptos" style:font-family-generic="swiss" style:font-pitch="variable" fo:font-size="12pt" fo:language="es" fo:country="ES" style:letter-kerning="true" style:font-name-asian="Aptos" style:font-family-asian="Aptos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in" fo:margin-bottom="0.0555in" style:contextual-spacing="true" fo:line-height="100%"/>
      <style:text-properties style:font-name="Aptos Display" fo:font-family="'Aptos Display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in" fo:margin-bottom="0in" style:contextual-spacing="false" fo:keep-together="always" fo:keep-with-next="always"/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ubtitle" style:family="paragraph" style:parent-style-name="Standard" style:next-style-name="Standard" style:list-style-name="" style:class="chapter">
      <style:paragraph-properties fo:margin-left="0in" fo:margin-right="0in" fo:text-indent="0in" style:auto-text-indent="false"/>
      <style:text-properties fo:color="#595959" loext:opacity="100%" fo:font-size="14pt" fo:letter-spacing="0.0102in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Cita" style:family="paragraph" style:parent-style-name="Standard" style:next-style-name="Standard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Párrafo_20_de_20_lista" style:display-name="Párrafo de lista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Cita_20_destacada" style:display-name="Cita destacada" style:family="paragraph" style:parent-style-name="Standard" style:next-style-name="Standard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0f4761" fo:border-bottom="0.51pt solid #0f4761" style:shadow="none"/>
      <style:text-properties fo:color="#0f4761" loext:opacity="100%" fo:font-style="italic" style:font-style-asian="italic" style:font-style-complex="italic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Título_20_1_20_Car" style:display-name="Título 1 Car" style:family="text"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Título_20_2_20_Car" style:display-name="Título 2 Car" style:family="text"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ítulo_20_3_20_Car" style:display-name="Título 3 Car" style:family="text"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ítulo_20_4_20_Car" style:display-name="Título 4 Car" style:family="text"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5_20_Car" style:display-name="Título 5 Car" style:family="text"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6_20_Car" style:display-name="Título 6 Car" style:family="text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7_20_Car" style:display-name="Título 7 Car" style:family="text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8_20_Car" style:display-name="Título 8 Car" style:family="text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9_20_Car" style:display-name="Título 9 Car" style:family="text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Car" style:display-name="Título Car" style:family="text">
      <style:text-properties style:font-name="Aptos Display" fo:font-family="'Aptos Display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ítulo_20_Car" style:display-name="Subtítulo Car" style:family="text">
      <style:text-properties fo:color="#595959" loext:opacity="100%" fo:font-size="14pt" fo:letter-spacing="0.0102in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Cita_20_Car" style:display-name="Cita Car" style:family="text">
      <style:text-properties fo:color="#404040" loext:opacity="100%" fo:font-style="italic" style:font-style-asian="italic" style:font-style-complex="italic"/>
    </style:style>
    <style:style style:name="Énfasis_20_intenso" style:display-name="Énfasis intenso" style:family="text">
      <style:text-properties fo:color="#0f4761" loext:opacity="100%" fo:font-style="italic" style:font-style-asian="italic" style:font-style-complex="italic"/>
    </style:style>
    <style:style style:name="Cita_20_destacada_20_Car" style:display-name="Cita destacada Car" style:family="text">
      <style:text-properties fo:color="#0f4761" loext:opacity="100%" fo:font-style="italic" style:font-style-asian="italic" style:font-style-complex="italic"/>
    </style:style>
    <style:style style:name="Referencia_20_intensa" style:display-name="Referencia intensa" style:family="text">
      <style:text-properties fo:font-variant="small-caps" fo:color="#0f4761" loext:opacity="100%" fo:letter-spacing="0.0035in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Javier Loscos Romacho</meta:initial-creator>
    <meta:creation-date>2026-01-29T16:11:00</meta:creation-date>
    <dc:date>2026-02-02T08:52:41.008149502</dc:date>
    <meta:editing-cycles>2</meta:editing-cycles>
    <meta:editing-duration>PT4M14S</meta:editing-duration>
    <meta:document-statistic meta:table-count="0" meta:image-count="0" meta:object-count="0" meta:page-count="5" meta:paragraph-count="93" meta:word-count="615" meta:character-count="3987" meta:non-whitespace-character-count="3529"/>
    <meta:generator>LibreOffice/24.2.7.2$Linux_X86_64 LibreOffice_project/420$Build-2</meta:generator>
  </office:meta>
</office:document-meta>
</file>